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91cm" fo:min-width="4.8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9.656cm" fo:min-width="0.516cm"/>
    </style:style>
    <style:style style:name="gr5" style:family="graphic" style:parent-style-name="standard">
      <style:graphic-properties draw:stroke="none" draw:fill="none" fo:min-height="2.134cm"/>
    </style:style>
    <style:style style:name="gr6" style:family="graphic" style:parent-style-name="standard">
      <style:graphic-properties draw:textarea-horizontal-align="justify" draw:textarea-vertical-align="middle" draw:auto-grow-height="false" fo:min-height="8.386cm" fo:min-width="5.59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4.576cm" fo:min-width="2.04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3.056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textarea-horizontal-align="justify" draw:textarea-vertical-align="middle" draw:auto-grow-height="false" fo:min-height="4.576cm" fo:min-width="2.0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334cm" svg:height="10.16cm" svg:x="2.54cm" svg:y="1.77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29cm" svg:height="0.962cm" svg:x="8.578cm" svg:y="3.194cm">
          <draw:text-box>
            <text:p>8 data lines &amp; 3 HS</text:p>
          </draw:text-box>
        </draw:frame>
        <draw:frame draw:style-name="gr2" draw:text-style-name="P2" draw:layer="layout" svg:width="3.817cm" svg:height="5.228cm" svg:x="3.556cm" svg:y="3.048cm">
          <draw:text-box>
            <text:p>RPi3B+</text:p>
            <text:p>4 USB</text:p>
            <text:p>Ethernet</text:p>
            <text:p>UART</text:p>
            <text:p>HDMI</text:p>
            <text:p>1.4 GHz</text:p>
            <text:p>1G Memory</text:p>
          </draw:text-box>
        </draw:frame>
        <draw:line draw:style-name="gr3" draw:text-style-name="P3" draw:layer="layout" svg:x1="7.874cm" svg:y1="5.334cm" svg:x2="14.986cm" svg:y2="5.334cm">
          <text:p/>
        </draw:line>
        <draw:custom-shape draw:style-name="gr4" draw:text-style-name="P1" draw:layer="layout" svg:width="1.016cm" svg:height="9.906cm" svg:x="14.793cm" svg:y="1.77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604cm" svg:height="2.384cm" svg:x="12.864cm" svg:y="12.446cm">
          <draw:text-box>
            <text:p text:style-name="P1">Rpi3B+ 40 pin I/O</text:p>
          </draw:text-box>
        </draw:frame>
        <draw:custom-shape draw:style-name="gr6" draw:text-style-name="P1" draw:layer="layout" svg:width="6.096cm" svg:height="8.636cm" svg:x="18.796cm" svg:y="1.77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55cm" svg:height="0.962cm" svg:x="20.127cm" svg:y="5.624cm">
          <draw:text-box>
            <text:p>CatBoard </text:p>
          </draw:text-box>
        </draw:frame>
        <draw:line draw:style-name="gr3" draw:text-style-name="P3" draw:layer="layout" svg:x1="15.809cm" svg:y1="5.588cm" svg:x2="18.796cm" svg:y2="5.588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1" draw:layer="layout" svg:width="2.54cm" svg:height="4.826cm" svg:x="16.51cm" svg:y="2.79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94cm" svg:height="0.962cm" svg:x="16.764cm" svg:y="1.778cm">
          <draw:text-box>
            <text:p>Ice40 HX8K FPGA</text:p>
          </draw:text-box>
        </draw:frame>
        <draw:custom-shape draw:style-name="gr9" draw:text-style-name="P1" draw:layer="layout" svg:width="3.556cm" svg:height="2.286cm" svg:x="17.018cm" svg:y="9.39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792cm" svg:height="0.963cm" svg:x="17.315cm" svg:y="12.371cm">
          <draw:text-box>
            <text:p text:style-name="P1">SDRAM</text:p>
          </draw:text-box>
        </draw:frame>
        <draw:custom-shape draw:style-name="gr11" draw:text-style-name="P1" draw:layer="layout" svg:width="2.54cm" svg:height="4.826cm" svg:x="16.51cm" svg:y="2.794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94cm" svg:height="0.962cm" svg:x="16.764cm" svg:y="1.778cm">
          <draw:text-box>
            <text:p>Ice40 HX8K FPGA</text:p>
          </draw:text-box>
        </draw:frame>
        <draw:custom-shape draw:style-name="gr9" draw:text-style-name="P1" draw:layer="layout" svg:width="3.556cm" svg:height="2.286cm" svg:x="17.018cm" svg:y="9.39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792cm" svg:height="0.963cm" svg:x="17.315cm" svg:y="12.371cm">
          <draw:text-box>
            <text:p text:style-name="P1">SDRAM</text:p>
          </draw:text-box>
        </draw:frame>
        <draw:frame draw:style-name="gr2" draw:text-style-name="P2" draw:layer="layout" svg:width="4.342cm" svg:height="0.962cm" svg:x="20.574cm" svg:y="3.81cm">
          <draw:text-box>
            <text:p>4 Green Leds</text:p>
          </draw:text-box>
        </draw:frame>
        <draw:frame draw:style-name="gr2" draw:text-style-name="P2" draw:layer="layout" svg:width="2.826cm" svg:height="0.962cm" svg:x="20.828cm" svg:y="6.096cm">
          <draw:text-box>
            <text:p>4 dip sw</text:p>
          </draw:text-box>
        </draw:frame>
        <draw:frame draw:style-name="gr2" draw:text-style-name="P2" draw:layer="layout" svg:width="4.342cm" svg:height="0.962cm" svg:x="20.782cm" svg:y="5.034cm">
          <draw:text-box>
            <text:p>2 push button</text:p>
          </draw:text-box>
        </draw:frame>
        <draw:frame draw:style-name="gr2" draw:text-style-name="P2" draw:layer="layout" svg:width="3.355cm" svg:height="0.962cm" svg:x="12.426cm" svg:y="14.424cm">
          <draw:text-box>
            <text:p>CatBoard </text:p>
          </draw:text-box>
        </draw:frame>
        <draw:custom-shape draw:style-name="gr4" draw:text-style-name="P1" draw:layer="layout" svg:width="1.016cm" svg:height="9.906cm" svg:x="8.692cm" svg:y="1.77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669cm" svg:height="0.963cm" svg:x="8.677cm" svg:y="12.671cm">
          <draw:text-box>
            <text:p text:style-name="P1">RPi3B+</text:p>
          </draw:text-box>
        </draw:frame>
        <draw:frame draw:style-name="gr2" draw:text-style-name="P2" draw:layer="layout" svg:width="4.837cm" svg:height="0.962cm" svg:x="20.628cm" svg:y="3.048cm">
          <draw:text-box>
            <text:p>2 12 pin PMOD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08:50:16.422359439</meta:creation-date>
    <dc:date>2018-12-21T10:11:08.903601032</dc:date>
    <meta:editing-duration>PT10M29S</meta:editing-duration>
    <meta:editing-cycles>3</meta:editing-cycles>
    <meta:generator>LibreOffice/5.2.7.2$Linux_ARM_EABI LibreOffice_project/20m0$Build-2</meta:generator>
    <meta:document-statistic meta:object-count="49"/>
  </office:meta>
</office:document-meta>
</file>